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Gras"/>
    <style:font-face style:name="Ubuntu1" svg:font-family="Ubuntu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  <style:text-properties officeooo:paragraph-rsid="0014b568"/>
    </style:style>
    <style:style style:name="P6" style:family="paragraph" style:parent-style-name="Heading_20_1">
      <style:paragraph-properties fo:text-align="justify" style:justify-single-word="false"/>
      <style:text-properties officeooo:paragraph-rsid="00164f60"/>
    </style:style>
    <style:style style:name="P7" style:family="paragraph" style:parent-style-name="Heading_20_2">
      <style:paragraph-properties fo:text-align="justify" style:justify-single-word="false"/>
      <style:text-properties officeooo:rsid="00130d12" officeooo:paragraph-rsid="00130d12"/>
    </style:style>
    <style:style style:name="P8" style:family="paragraph" style:parent-style-name="Heading_20_2">
      <style:paragraph-properties fo:text-align="justify" style:justify-single-word="false"/>
      <style:text-properties officeooo:rsid="00164f60" officeooo:paragraph-rsid="00164f60"/>
    </style:style>
    <style:style style:name="P9" style:family="paragraph" style:parent-style-name="Heading_20_2">
      <style:paragraph-properties fo:text-align="justify" style:justify-single-word="false"/>
      <style:text-properties fo:font-size="12pt" officeooo:paragraph-rsid="0010e6e4" style:font-size-asian="12pt" style:font-size-complex="12pt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Heading_20_2">
      <style:paragraph-properties fo:text-align="justify" style:justify-single-word="false"/>
      <style:text-properties officeooo:paragraph-rsid="001ce5c7"/>
    </style:style>
    <style:style style:name="P12" style:family="paragraph" style:parent-style-name="Heading_20_2">
      <style:paragraph-properties fo:text-align="justify" style:justify-single-word="false"/>
      <style:text-properties officeooo:paragraph-rsid="00164f60"/>
    </style:style>
    <style:style style:name="P13" style:family="paragraph" style:parent-style-name="Standard">
      <style:text-properties officeooo:rsid="0010bd82" officeooo:paragraph-rsid="0010bd82"/>
    </style:style>
    <style:style style:name="P14" style:family="paragraph" style:parent-style-name="Standard">
      <style:paragraph-properties fo:text-align="end" style:justify-single-word="false"/>
      <style:text-properties officeooo:rsid="0010bd82" officeooo:paragraph-rsid="0010bd82"/>
    </style:style>
    <style:style style:name="P15" style:family="paragraph" style:parent-style-name="Standard">
      <style:paragraph-properties fo:text-align="justify" style:justify-single-word="false"/>
      <style:text-properties officeooo:rsid="0010bd82" officeooo:paragraph-rsid="0010bd82"/>
    </style:style>
    <style:style style:name="P16" style:family="paragraph" style:parent-style-name="Standard">
      <style:text-properties officeooo:rsid="00164f60" officeooo:paragraph-rsid="00164f60"/>
    </style:style>
    <style:style style:name="P17" style:family="paragraph" style:parent-style-name="Standard" style:list-style-name="List_20_1">
      <style:paragraph-properties fo:text-align="justify" style:justify-single-word="false"/>
      <style:text-properties officeooo:rsid="001d9b7a" officeooo:paragraph-rsid="001d9b7a"/>
    </style:style>
    <style:style style:name="P18" style:family="paragraph" style:parent-style-name="Standard" style:list-style-name="List_20_1">
      <style:paragraph-properties fo:text-align="justify" style:justify-single-word="false"/>
      <style:text-properties officeooo:rsid="001dbec9" officeooo:paragraph-rsid="001dbec9"/>
    </style:style>
    <style:style style:name="P19" style:family="paragraph" style:parent-style-name="Standard" style:list-style-name="List_20_1">
      <style:paragraph-properties fo:text-align="justify" style:justify-single-word="false"/>
      <style:text-properties officeooo:rsid="001def0a" officeooo:paragraph-rsid="001def0a"/>
    </style:style>
    <style:style style:name="P20" style:family="paragraph" style:parent-style-name="Standard">
      <style:paragraph-properties fo:text-align="justify" style:justify-single-word="false"/>
      <style:text-properties officeooo:rsid="001f0ac0" officeooo:paragraph-rsid="001f0ac0"/>
    </style:style>
    <style:style style:name="P21" style:family="paragraph" style:parent-style-name="Standard" style:list-style-name="List_20_1">
      <style:paragraph-properties fo:text-align="justify" style:justify-single-word="false"/>
      <style:text-properties officeooo:paragraph-rsid="00164f60"/>
    </style:style>
    <style:style style:name="P22" style:family="paragraph" style:parent-style-name="Standard" style:list-style-name="List_20_1">
      <style:paragraph-properties fo:text-align="justify" style:justify-single-word="false"/>
      <style:text-properties officeooo:paragraph-rsid="0019ebac"/>
    </style:style>
    <style:style style:name="P23" style:family="paragraph" style:parent-style-name="Standard" style:list-style-name="List_20_1">
      <style:paragraph-properties fo:text-align="justify" style:justify-single-word="false"/>
      <style:text-properties officeooo:paragraph-rsid="0010bd82"/>
    </style:style>
    <style:style style:name="P24" style:family="paragraph" style:parent-style-name="Standard">
      <style:paragraph-properties fo:text-align="justify" style:justify-single-word="false"/>
      <style:text-properties officeooo:paragraph-rsid="0019ebac"/>
    </style:style>
    <style:style style:name="P25" style:family="paragraph" style:parent-style-name="Text_20_body" style:list-style-name="List_20_1">
      <style:paragraph-properties fo:text-align="justify" style:justify-single-word="false"/>
      <style:text-properties officeooo:rsid="001fa37e" officeooo:paragraph-rsid="001fa37e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officeooo:paragraph-rsid="00130d12"/>
    </style:style>
    <style:style style:name="P28" style:family="paragraph" style:parent-style-name="Text_20_body">
      <style:paragraph-properties fo:text-align="justify" style:justify-single-word="false"/>
      <style:text-properties officeooo:paragraph-rsid="00164f60"/>
    </style:style>
    <style:style style:name="P29" style:family="paragraph" style:parent-style-name="Text_20_body" style:list-style-name="List_20_1">
      <style:paragraph-properties fo:text-align="justify" style:justify-single-word="false"/>
      <style:text-properties officeooo:paragraph-rsid="001fa37e"/>
    </style:style>
    <style:style style:name="T1" style:family="text">
      <style:text-properties officeooo:rsid="0010e6e4"/>
    </style:style>
    <style:style style:name="T2" style:family="text">
      <style:text-properties officeooo:rsid="0014b568"/>
    </style:style>
    <style:style style:name="T3" style:family="text">
      <style:text-properties officeooo:rsid="00164f60"/>
    </style:style>
    <style:style style:name="T4" style:family="text">
      <style:text-properties officeooo:rsid="0017bac2"/>
    </style:style>
    <style:style style:name="T5" style:family="text">
      <style:text-properties style:font-name="Ubuntu" officeooo:rsid="00193508" style:font-name-asian="Noto Sans CJK SC" style:font-name-complex="Lohit Devanagari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officeooo:rsid="0019ebac" style:font-size-asian="8.75pt" style:font-size-complex="10pt"/>
    </style:style>
    <style:style style:name="T8" style:family="text">
      <style:text-properties fo:font-size="10pt" officeooo:rsid="001bd005" style:font-size-asian="8.75pt" style:font-size-complex="10pt"/>
    </style:style>
    <style:style style:name="T9" style:family="text">
      <style:text-properties fo:font-size="10pt" officeooo:rsid="001d8194" style:font-size-asian="8.75pt" style:font-size-complex="10pt"/>
    </style:style>
    <style:style style:name="T10" style:family="text">
      <style:text-properties officeooo:rsid="001fa37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FA032</text:p>
      <text:p text:style-name="P3">Chapitre 1</text:p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"><text:a xlink:type="simple" xlink:href="#__RefHeading___Toc417_2967420766" text:style-name="Index_20_Link" text:visited-style-name="Index_20_Link">1. Définitions<text:tab/>1</text:a></text:p>
          <text:p text:style-name="P2"><text:a xlink:type="simple" xlink:href="#__RefHeading___Toc432_2967420766" text:style-name="Index_20_Link" text:visited-style-name="Index_20_Link">1.1 Objectifs de la programmation<text:tab/>1</text:a></text:p>
          <text:p text:style-name="P2"><text:a xlink:type="simple" xlink:href="#__RefHeading___Toc421_2967420766" text:style-name="Index_20_Link" text:visited-style-name="Index_20_Link">1.2 Algorithme<text:tab/>1</text:a></text:p>
          <text:p text:style-name="P2"><text:a xlink:type="simple" xlink:href="#__RefHeading___Toc423_2967420766" text:style-name="Index_20_Link" text:visited-style-name="Index_20_Link">1.3 Programme informatique<text:tab/>1</text:a></text:p>
          <text:p text:style-name="P2"><text:a xlink:type="simple" xlink:href="#__RefHeading___Toc425_2967420766" text:style-name="Index_20_Link" text:visited-style-name="Index_20_Link">1.4 Code source<text:tab/>1</text:a></text:p>
          <text:p text:style-name="P2"><text:a xlink:type="simple" xlink:href="#__RefHeading___Toc427_2967420766" text:style-name="Index_20_Link" text:visited-style-name="Index_20_Link">1.5 Programmation<text:tab/>1</text:a></text:p>
          <text:p text:style-name="P2"><text:a xlink:type="simple" xlink:href="#__RefHeading___Toc429_2967420766" text:style-name="Index_20_Link" text:visited-style-name="Index_20_Link">1.6 Langage de programmation<text:tab/>1</text:a></text:p>
          <text:p text:style-name="P2"><text:a xlink:type="simple" xlink:href="#__RefHeading___Toc434_2967420766" text:style-name="Index_20_Link" text:visited-style-name="Index_20_Link">1.7 Programmeur / Développeur<text:tab/>1</text:a></text:p>
          <text:p text:style-name="P1"><text:a xlink:type="simple" xlink:href="#__RefHeading___Toc860_2967420766" text:style-name="Index_20_Link" text:visited-style-name="Index_20_Link">2. Historique de la programmation<text:tab/>2</text:a></text:p>
          <text:p text:style-name="P2"><text:a xlink:type="simple" xlink:href="#__RefHeading___Toc862_2967420766" text:style-name="Index_20_Link" text:visited-style-name="Index_20_Link">2.1 Évènements précurseurs de la programmation<text:tab/>2</text:a></text:p>
          <text:p text:style-name="P1"><text:a xlink:type="simple" xlink:href="#__RefHeading___Toc864_2967420766" text:style-name="Index_20_Link" text:visited-style-name="Index_20_Link">3. Catégorisation des langages<text:tab/>2</text:a></text:p>
          <text:p text:style-name="P2"><text:a xlink:type="simple" xlink:href="#__RefHeading___Toc866_2967420766" text:style-name="Index_20_Link" text:visited-style-name="Index_20_Link">3.1 Généralistes vs Spécialisés<text:tab/>2</text:a></text:p>
          <text:p text:style-name="P2"><text:a xlink:type="simple" xlink:href="#__RefHeading___Toc868_2967420766" text:style-name="Index_20_Link" text:visited-style-name="Index_20_Link">3.2 Haut Niveau vs Bas Niveau<text:tab/>2</text:a></text:p>
          <text:p text:style-name="P2"><text:a xlink:type="simple" xlink:href="#__RefHeading___Toc870_2967420766" text:style-name="Index_20_Link" text:visited-style-name="Index_20_Link">3.3 Compilés vs Interprétés<text:tab/>2</text:a></text:p>
          <text:p text:style-name="P2"><text:a xlink:type="simple" xlink:href="#__RefHeading___Toc872_2967420766" text:style-name="Index_20_Link" text:visited-style-name="Index_20_Link">3.4 Paradigmes<text:tab/>2</text:a></text:p>
        </text:index-body>
      </text:table-of-content>
      <text:p text:style-name="P16"/>
      <text:h text:style-name="P4" text:outline-level="1"><text:bookmark-start text:name="__RefHeading___Toc417_2967420766"/>Définitions<text:bookmark-end text:name="__RefHeading___Toc417_2967420766"/></text:h>
      <text:h text:style-name="P9" text:outline-level="2"><text:bookmark-start text:name="__RefHeading___Toc432_2967420766"/><text:span text:style-name="T1">Objectifs de la programmation</text:span><text:bookmark-end text:name="__RefHeading___Toc432_2967420766"/></text:h>
      <text:list xml:id="list3499407569" text:style-name="List_20_1">
        <text:list-item>
          <text:p text:style-name="P21"><text:span text:style-name="T7">Résoudre problèmes avec un ordinateur</text:span></text:p>
        </text:list-item>
        <text:list-item>
          <text:p text:style-name="P22"><text:span text:style-name="T7">Créer logiciels/applications :</text:span></text:p>
        </text:list-item>
      </text:list>
      <text:p text:style-name="P24"><text:span text:style-name="T7"><text:tab/>=&gt; solutions domaines variés</text:span></text:p>
      <text:p text:style-name="P24"><text:span text:style-name="T7"><text:tab/>=&gt; plusieurs supports</text:span></text:p>
      <text:h text:style-name="P11" text:outline-level="2"><text:bookmark-start text:name="__RefHeading___Toc421_2967420766"/>Algorithme<text:bookmark-end text:name="__RefHeading___Toc421_2967420766"/></text:h>
      <text:list xml:id="list182246629512673" text:continue-numbering="true" text:style-name="List_20_1">
        <text:list-item>
          <text:p text:style-name="P23"><text:span text:style-name="T7">Ensemble instructions ordonnancé</text:span><text:span text:style-name="T9">e</text:span><text:span text:style-name="T7">s pour résoudre un problème</text:span></text:p>
        </text:list-item>
      </text:list>
      <text:h text:style-name="P10" text:outline-level="2"><text:bookmark-start text:name="__RefHeading___Toc423_2967420766"/>Programme informatique<text:bookmark-end text:name="__RefHeading___Toc423_2967420766"/></text:h>
      <text:list xml:id="list182246967500906" text:continue-numbering="true" text:style-name="List_20_1">
        <text:list-item>
          <text:p text:style-name="P23"><text:span text:style-name="T8">Succession instructions exécutables par ordinateur</text:span></text:p>
        </text:list-item>
        <text:list-item>
          <text:p text:style-name="P17"><text:span text:style-name="T8">T</text:span><text:span text:style-name="T6">raduction algorithme en un langage compréhensible par un ordinateur</text:span></text:p>
        </text:list-item>
        <text:list-item>
          <text:p text:style-name="P18"><text:span text:style-name="T6">Données =&gt; Programme =&gt; Résultat</text:span></text:p>
        </text:list-item>
      </text:list>
      <text:h text:style-name="P10" text:outline-level="2"><text:bookmark-start text:name="__RefHeading___Toc425_2967420766"/>Code source<text:bookmark-end text:name="__RefHeading___Toc425_2967420766"/></text:h>
      <text:list xml:id="list182247793999188" text:continue-numbering="true" text:style-name="List_20_1">
        <text:list-item>
          <text:p text:style-name="P19">Ensemble instructions écrites dans un langage compréhensible par un ordinateur et stockées dans des fichiers</text:p>
        </text:list-item>
        <text:list-item>
          <text:p text:style-name="P19">Corps programme informatique</text:p>
        </text:list-item>
      </text:list>
      <text:h text:style-name="P10" text:outline-level="2"><text:bookmark-start text:name="__RefHeading___Toc427_2967420766"/>Programmation<text:bookmark-end text:name="__RefHeading___Toc427_2967420766"/></text:h>
      <text:p text:style-name="P20">Ensemble opérations concourant à la création et à la maintenance d’un programme informatique.</text:p>
      <text:p text:style-name="P20"><text:tab/>=&gt; rédaction code source</text:p>
      <text:p text:style-name="P20"><text:tab/>=&gt; vérification fonctionnement</text:p>
      <text:p text:style-name="P20"><text:tab/>=&gt; débogage et résolutions erreurs</text:p>
      <text:h text:style-name="P10" text:outline-level="2"><text:bookmark-start text:name="__RefHeading___Toc429_2967420766"/>Langage de programmation<text:bookmark-end text:name="__RefHeading___Toc429_2967420766"/></text:h>
      <text:list xml:id="list182248158698865" text:continue-numbering="true" text:style-name="List_20_1">
        <text:list-item>
          <text:p text:style-name="P29"><text:span text:style-name="T10">Langage composé : alphabet, vocabulaire, symboles, de règles syntaxiques et sémantiques, pour permettre à un humain de donner des instructions à un ordinateur</text:span></text:p>
        </text:list-item>
        <text:list-item>
          <text:p text:style-name="P25"><text:soft-page-break/>Abstraction au-dessus des mécanismes internes de calcul d’un ordinateur. Nécessite un compilateur/interpréteur pour être traduit dans un langage de bas niveau </text:p>
        </text:list-item>
      </text:list>
      <text:h text:style-name="P7" text:outline-level="2"><text:bookmark-start text:name="__RefHeading___Toc434_2967420766"/>Programmeur / Développeur<text:bookmark-end text:name="__RefHeading___Toc434_2967420766"/></text:h>
      <text:p text:style-name="P27"/>
      <text:h text:style-name="P5" text:outline-level="1"><text:bookmark-start text:name="__RefHeading___Toc860_2967420766"/><text:span text:style-name="T2">Historique de la programmation</text:span><text:bookmark-end text:name="__RefHeading___Toc860_2967420766"/></text:h>
      <text:h text:style-name="P10" text:outline-level="2"><text:bookmark-start text:name="__RefHeading___Toc862_2967420766"/><text:span text:style-name="T5">É</text:span>v<text:span text:style-name="T4">è</text:span>nements précurseurs de la programmation<text:bookmark-end text:name="__RefHeading___Toc862_2967420766"/></text:h>
      <text:p text:style-name="P26"/>
      <text:h text:style-name="P6" text:outline-level="1"><text:bookmark-start text:name="__RefHeading___Toc864_2967420766"/><text:span text:style-name="T3">Catégorisation des langages</text:span><text:bookmark-end text:name="__RefHeading___Toc864_2967420766"/></text:h>
      <text:h text:style-name="P8" text:outline-level="2"><text:bookmark-start text:name="__RefHeading___Toc866_2967420766"/>Généralistes vs Spécialisés<text:bookmark-end text:name="__RefHeading___Toc866_2967420766"/></text:h>
      <text:h text:style-name="P8" text:outline-level="2"><text:bookmark-start text:name="__RefHeading___Toc868_2967420766"/>Haut Niveau vs Bas Niveau<text:bookmark-end text:name="__RefHeading___Toc868_2967420766"/></text:h>
      <text:h text:style-name="P12" text:outline-level="2"><text:bookmark-start text:name="__RefHeading___Toc870_2967420766"/><text:span text:style-name="T3">Compilés vs Interprétés</text:span><text:bookmark-end text:name="__RefHeading___Toc870_2967420766"/></text:h>
      <text:h text:style-name="P8" text:outline-level="2"><text:bookmark-start text:name="__RefHeading___Toc872_2967420766"/>Paradigmes<text:bookmark-end text:name="__RefHeading___Toc872_2967420766"/></text:h>
      <text:p text:style-name="P28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Gras"/>
    <style:font-face style:name="Ubuntu1" svg:font-family="Ubuntu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loext:contextual-spacing="false">
        <style:tab-stops/>
      </style:paragraph-properties>
      <style:text-properties style:font-name="Ubuntu1" fo:font-family="Ubuntu" style:font-style-name="Gras" style:font-pitch="variable" fo:font-size="1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loext:contextual-spacing="false" fo:text-indent="0.499cm" style:auto-text-indent="false" style:page-number="auto">
        <style:tab-stops>
          <style:tab-stop style:position="0.499cm"/>
        </style:tab-stops>
      </style:paragraph-properties>
      <style:text-properties style:font-name="Ubuntu1" fo:font-family="Ubuntu" style:font-style-name="Gras" style:font-pitch="variable" fo:font-size="8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9T16:53:29.716897226</meta:creation-date>
    <dc:date>2024-10-09T18:22:46.209969788</dc:date>
    <meta:editing-duration>PT49M48S</meta:editing-duration>
    <meta:editing-cycles>16</meta:editing-cycles>
    <meta:generator>LibreOffice/6.3.6.2$Linux_X86_64 LibreOffice_project/2196df99b074d8a661f4036fca8fa0cbfa33a497</meta:generator>
    <meta:document-statistic meta:table-count="0" meta:image-count="0" meta:object-count="0" meta:page-count="2" meta:paragraph-count="49" meta:word-count="269" meta:character-count="1786" meta:non-whitespace-character-count="1585"/>
  </office:meta>
</office:document-meta>
</file>